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3.007cm" style:rel-column-width="10372*"/>
    </style:style>
    <style:style style:name="Tabla1.B" style:family="table-column">
      <style:table-column-properties style:column-width="2.886cm" style:rel-column-width="9953*"/>
    </style:style>
    <style:style style:name="Tabla1.C" style:family="table-column">
      <style:table-column-properties style:column-width="6.068cm" style:rel-column-width="20928*"/>
    </style:style>
    <style:style style:name="Tabla1.D" style:family="table-column">
      <style:table-column-properties style:column-width="7.04cm" style:rel-column-width="24282*"/>
    </style:style>
    <style:style style:name="Tabla1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style:vertical-align="middle"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style:vertical-align="middle" fo:background-color="#ccff99" fo:padding="0.097cm" fo:border-left="0.05pt solid #000000" fo:border-right="none" fo:border-top="none" fo:border-bottom="0.05pt solid #000000">
        <style:background-image/>
      </style:table-cell-properties>
    </style:style>
    <style:style style:name="Tabla1.D3" style:family="table-cell">
      <style:table-cell-properties style:vertical-align="middle" fo:background-color="#cc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officeooo:paragraph-rsid="0006c732"/>
    </style:style>
    <style:style style:name="P2" style:family="paragraph" style:parent-style-name="Table_20_Contents">
      <style:paragraph-properties fo:text-align="center" style:justify-single-word="false"/>
      <style:text-properties fo:font-size="9pt" officeooo:rsid="00030098" officeooo:paragraph-rsid="00030098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fo:font-size="9pt" officeooo:rsid="000566de" officeooo:paragraph-rsid="000566de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fo:font-size="9pt" officeooo:rsid="0006c732" officeooo:paragraph-rsid="0006c732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font-size="9pt" officeooo:rsid="000781b3" officeooo:paragraph-rsid="000781b3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officeooo:rsid="0006c732" officeooo:paragraph-rsid="0006c732"/>
    </style:style>
    <style:style style:name="P7" style:family="paragraph" style:parent-style-name="Table_20_Contents">
      <style:paragraph-properties fo:text-align="center" style:justify-single-word="false"/>
      <style:text-properties officeooo:rsid="000781b3" officeooo:paragraph-rsid="000781b3"/>
    </style:style>
    <style:style style:name="P8" style:family="paragraph" style:parent-style-name="Table_20_Contents">
      <style:paragraph-properties fo:text-align="center" style:justify-single-word="false"/>
      <style:text-properties fo:color="#ffff66" fo:font-weight="bold" officeooo:rsid="00030098" officeooo:paragraph-rsid="00030098" style:font-weight-asian="bold" style:font-weight-complex="bold"/>
    </style:style>
    <style:style style:name="P9" style:family="paragraph" style:parent-style-name="Standard">
      <style:text-properties officeooo:rsid="00030098" officeooo:paragraph-rsid="00030098"/>
    </style:style>
    <style:style style:name="P10" style:family="paragraph" style:parent-style-name="Standard">
      <style:paragraph-properties fo:text-align="center" style:justify-single-word="false"/>
      <style:text-properties officeooo:rsid="00030098" officeooo:paragraph-rsid="00030098"/>
    </style:style>
    <style:style style:name="P11" style:family="paragraph" style:parent-style-name="Standard">
      <style:paragraph-properties fo:text-align="center" style:justify-single-word="false"/>
      <style:text-properties officeooo:rsid="000566de" officeooo:paragraph-rsid="000566de"/>
    </style:style>
    <style:style style:name="P12" style:family="paragraph" style:parent-style-name="Standard">
      <style:text-properties officeooo:rsid="000933c2" officeooo:paragraph-rsid="000933c2"/>
    </style:style>
    <style:style style:name="P13" style:family="paragraph" style:parent-style-name="Standard">
      <style:text-properties fo:font-size="14pt" fo:font-style="normal" fo:font-weight="bold" officeooo:rsid="00030098" officeooo:paragraph-rsid="00030098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0566de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06c732" style:font-size-asian="9pt" style:font-size-complex="9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5">Repositorios GIT de </text:span><text:a xlink:type="simple" xlink:href="https://github.com/fryntiz" office:name="https://github.com/fryntiz" office:target-frame-name="_blank" xlink:show="new" text:style-name="Internet_20_link" text:visited-style-name="Visited_20_Internet_20_Link"><text:span text:style-name="T5">Fryntiz</text:span></text:a></text:p>
      <text:p text:style-name="P9"/>
      <text:p text:style-name="P11"><text:span text:style-name="T4">Perfil en GitHub: </text:span><text:a xlink:type="simple" xlink:href="https://github.com/fryntiz" office:name="https://github.com/fryntiz" office:target-frame-name="_blank" xlink:show="new" text:style-name="Internet_20_link" text:visited-style-name="Visited_20_Internet_20_Link"><text:span text:style-name="T4">https://github.com/fryntiz</text:span></text:a></text:p>
      <text:p text:style-name="P9"/>
      <text:p text:style-name="P13">Lista de repositorios:</text:p>
      <text:p text:style-name="P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8">Nombre</text:p>
          </table:table-cell>
          <table:table-cell table:style-name="Tabla1.A1" office:value-type="string">
            <text:p text:style-name="P8">Lenguaje de programación</text:p>
          </table:table-cell>
          <table:table-cell table:style-name="Tabla1.A1" office:value-type="string">
            <text:p text:style-name="P8">Dirección</text:p>
          </table:table-cell>
          <table:table-cell table:style-name="Tabla1.D1" office:value-type="string">
            <text:p text:style-name="P8">Descripción</text:p>
          </table:table-cell>
        </table:table-row>
        <table:table-row>
          <table:table-cell table:style-name="Tabla1.A2" office:value-type="string">
            <text:p text:style-name="P2">Sitio Web <text:span text:style-name="T1">Fryntiz</text:span></text:p>
          </table:table-cell>
          <table:table-cell table:style-name="Tabla1.A2" office:value-type="string">
            <text:p text:style-name="P2">HTML</text:p>
            <text:p text:style-name="P2">CSS</text:p>
            <text:p text:style-name="P2">JS</text:p>
          </table:table-cell>
          <table:table-cell table:style-name="Tabla1.A2" office:value-type="string">
            <text:p text:style-name="P2"><text:a xlink:type="simple" xlink:href="https://github.com/fryntiz/Web" office:name="https://github.com/fryntiz/Web" office:target-frame-name="_blank" xlink:show="new" text:style-name="Internet_20_link" text:visited-style-name="Visited_20_Internet_20_Link">https://github.com/fryntiz/Web</text:a></text:p>
          </table:table-cell>
          <table:table-cell table:style-name="Tabla1.D2" office:value-type="string">
            <text:p text:style-name="P3">Sitio Principal o Portal para la web:</text:p>
            <text:p text:style-name="P3"><text:a xlink:type="simple" xlink:href="http://www.fryntiz.es/" office:name="www.fryntiz.es" text:style-name="Internet_20_link" text:visited-style-name="Visited_20_Internet_20_Link">www.fryntiz.es</text:a></text:p>
          </table:table-cell>
        </table:table-row>
        <table:table-row>
          <table:table-cell table:style-name="Tabla1.A3" office:value-type="string">
            <text:p text:style-name="P3">Scripts</text:p>
          </table:table-cell>
          <table:table-cell table:style-name="Tabla1.A3" office:value-type="string">
            <text:p text:style-name="P3">Shell Script</text:p>
            <text:p text:style-name="P3">BASH</text:p>
          </table:table-cell>
          <table:table-cell table:style-name="Tabla1.A3" office:value-type="string">
            <text:p text:style-name="P3"><text:a xlink:type="simple" xlink:href="https://github.com/fryntiz/ShellScript" office:name="https://github.com/fryntiz/ShellScript" office:target-frame-name="_blank" xlink:show="new" text:style-name="Internet_20_link" text:visited-style-name="Visited_20_Internet_20_Link">https://github.com/fryntiz/ShellScript</text:a></text:p>
          </table:table-cell>
          <table:table-cell table:style-name="Tabla1.D3" office:value-type="string">
            <text:p text:style-name="P3">Scripts para linux escritos para bash con distintos fines como copias de seguridad, administración de antenas, pentesting....</text:p>
          </table:table-cell>
        </table:table-row>
        <table:table-row>
          <table:table-cell table:style-name="Tabla1.A2" office:value-type="string">
            <text:p text:style-name="P3">Mis Apuntes</text:p>
          </table:table-cell>
          <table:table-cell table:style-name="Tabla1.A2" office:value-type="string">
            <text:p text:style-name="P3">Txt</text:p>
            <text:p text:style-name="P3">odt</text:p>
            <text:p text:style-name="P3">pdf</text:p>
          </table:table-cell>
          <table:table-cell table:style-name="Tabla1.A2" office:value-type="string">
            <text:p text:style-name="P3"><text:a xlink:type="simple" xlink:href="https://github.com/fryntiz/Mis-Apuntes" office:name="https://github.com/fryntiz/Mis-Apuntes" office:target-frame-name="_blank" xlink:show="new" text:style-name="Internet_20_link" text:visited-style-name="Visited_20_Internet_20_Link">https://github.com/fryntiz/Mis-Apuntes</text:a></text:p>
          </table:table-cell>
          <table:table-cell table:style-name="Tabla1.D2" office:value-type="string">
            <text:p text:style-name="P3">Apuntes, guías y anotaciones</text:p>
          </table:table-cell>
        </table:table-row>
        <table:table-row>
          <table:table-cell table:style-name="Tabla1.A3" office:value-type="string">
            <text:p text:style-name="P3">Proyecto Desde Chipiona</text:p>
          </table:table-cell>
          <table:table-cell table:style-name="Tabla1.A3" office:value-type="string">
            <text:p text:style-name="P3">HTML</text:p>
            <text:p text:style-name="P3">CSS</text:p>
            <text:p text:style-name="P3">JS</text:p>
            <text:p text:style-name="P3">PHP</text:p>
            <text:p text:style-name="P3">AJAX</text:p>
          </table:table-cell>
          <table:table-cell table:style-name="Tabla1.A3" office:value-type="string">
            <text:p text:style-name="P3"><text:a xlink:type="simple" xlink:href="https://github.com/fryntiz/desdechipiona" office:name="https://github.com/fryntiz/desdechipiona" office:target-frame-name="_blank" xlink:show="new" text:style-name="Internet_20_link" text:visited-style-name="Visited_20_Internet_20_Link">https://github.com/fryntiz/desdechipiona</text:a></text:p>
          </table:table-cell>
          <table:table-cell table:style-name="Tabla1.D3" office:value-type="string">
            <text:p text:style-name="P3">Proyecto de un sitio web creado en colaboración con otros desarrolladores para fomentar el turismo en la ciudad de Chipiona.</text:p>
            <text:p text:style-name="P3"><text:a xlink:type="simple" xlink:href="http://www.desdechipiona.es/" office:name="www.desdechipiona.es" office:target-frame-name="_blank" xlink:show="new" text:style-name="Internet_20_link" text:visited-style-name="Visited_20_Internet_20_Link">www.desdechipiona.es</text:a></text:p>
          </table:table-cell>
        </table:table-row>
        <table:table-row>
          <table:table-cell table:style-name="Tabla1.A2" office:value-type="string">
            <text:p text:style-name="P4">Script para gestión de sistema Linux</text:p>
          </table:table-cell>
          <table:table-cell table:style-name="Tabla1.A2" office:value-type="string">
            <text:p text:style-name="P4">Shell Script</text:p>
            <text:p text:style-name="P4">BASH</text:p>
          </table:table-cell>
          <table:table-cell table:style-name="Tabla1.A2" office:value-type="string">
            <text:p text:style-name="P4"><text:a xlink:type="simple" xlink:href="https://github.com/fryntiz/SuperScriptBash" office:name="https://github.com/fryntiz/SuperScriptBash" office:target-frame-name="_blank" xlink:show="new" text:style-name="Internet_20_link" text:visited-style-name="Visited_20_Internet_20_Link">https://github.com/fryntiz/SuperScriptBash</text:a></text:p>
          </table:table-cell>
          <table:table-cell table:style-name="Tabla1.D2" office:value-type="string">
            <text:p text:style-name="P4">Script con multitud de funciones para gestionar de una manera más rápida y sencilla tareas como la sincronización mediante “rsync” o la creación de copias de seguridad entre otras cosas.</text:p>
          </table:table-cell>
        </table:table-row>
        <table:table-row>
          <table:table-cell table:style-name="Tabla1.A3" office:value-type="string">
            <text:p text:style-name="P4">Plantillas WEB</text:p>
          </table:table-cell>
          <table:table-cell table:style-name="Tabla1.A3" office:value-type="string">
            <text:p text:style-name="P4">HTML</text:p>
            <text:p text:style-name="P4">CSS</text:p>
            <text:p text:style-name="P4">JS</text:p>
            <text:p text:style-name="P4">PHP</text:p>
          </table:table-cell>
          <table:table-cell table:style-name="Tabla1.A3" office:value-type="string">
            <text:p text:style-name="P4"><text:a xlink:type="simple" xlink:href="https://github.com/fryntiz/Plantillas-Web" office:name="https://github.com/fryntiz/Plantillas-Web" office:target-frame-name="_blank" xlink:show="new" text:style-name="Internet_20_link" text:visited-style-name="Visited_20_Internet_20_Link">https://github.com/fryntiz/Plantillas-Web</text:a></text:p>
          </table:table-cell>
          <table:table-cell table:style-name="Tabla1.D3" office:value-type="string">
            <text:p text:style-name="P4">Plantillas de páginas web que comparto con la comunidad.</text:p>
          </table:table-cell>
        </table:table-row>
        <table:table-row>
          <table:table-cell table:style-name="Tabla1.A2" office:value-type="string">
            <text:p text:style-name="P4">Raspberry PI</text:p>
          </table:table-cell>
          <table:table-cell table:style-name="Tabla1.A2" office:value-type="string">
            <text:p text:style-name="P4">Python</text:p>
            <text:p text:style-name="P4">PHP</text:p>
            <text:p text:style-name="P4">CSS</text:p>
            <text:p text:style-name="P4">HTML</text:p>
            <text:p text:style-name="P4">Shell Script</text:p>
            <text:p text:style-name="P4">BASH</text:p>
          </table:table-cell>
          <table:table-cell table:style-name="Tabla1.A2" office:value-type="string">
            <text:p text:style-name="P4"><text:a xlink:type="simple" xlink:href="https://github.com/fryntiz/Raspberry-PI" office:name="https://github.com/fryntiz/Raspberry-PI" office:target-frame-name="_blank" xlink:show="new" text:style-name="Internet_20_link" text:visited-style-name="Visited_20_Internet_20_Link">https://github.com/fryntiz/Raspberry-PI</text:a></text:p>
          </table:table-cell>
          <table:table-cell table:style-name="Tabla1.D2" office:value-type="string">
            <text:p text:style-name="P4">Scripts para la raspberry PI que facilitan ciertas tareas o pueden ser útiles para multitud de proyectos.</text:p>
          </table:table-cell>
        </table:table-row>
        <table:table-row>
          <table:table-cell table:style-name="Tabla1.A3" office:value-type="string">
            <text:p text:style-name="P4">Python</text:p>
          </table:table-cell>
          <table:table-cell table:style-name="Tabla1.A3" office:value-type="string">
            <text:p text:style-name="P4">Python</text:p>
          </table:table-cell>
          <table:table-cell table:style-name="Tabla1.A3" office:value-type="string">
            <text:p text:style-name="P1"><text:a xlink:type="simple" xlink:href="https://github.com/fryntiz/Python" office:name="https://github.com/fryntiz/Python" office:target-frame-name="_blank" xlink:show="new" text:style-name="Internet_20_link" text:visited-style-name="Visited_20_Internet_20_Link"><text:span text:style-name="T3">https://github.com/fryntiz/Python</text:span></text:a></text:p>
          </table:table-cell>
          <table:table-cell table:style-name="Tabla1.D3" office:value-type="string">
            <text:p text:style-name="P4">Mis desarrollos en Python</text:p>
          </table:table-cell>
        </table:table-row>
        <table:table-row>
          <table:table-cell table:style-name="Tabla1.A2" office:value-type="string">
            <text:p text:style-name="P4">Proyecto NzWEB</text:p>
          </table:table-cell>
          <table:table-cell table:style-name="Tabla1.A2" office:value-type="string">
            <text:p text:style-name="P4">HTML</text:p>
            <text:p text:style-name="P4">CSS</text:p>
            <text:p text:style-name="P4">JS</text:p>
            <text:p text:style-name="P4">PHP</text:p>
          </table:table-cell>
          <table:table-cell table:style-name="Tabla1.A2" office:value-type="string">
            <text:p text:style-name="P6"><text:a xlink:type="simple" xlink:href="https://github.com/fryntiz/Nzweb" office:name="https://github.com/fryntiz/Nzweb" office:target-frame-name="_blank" xlink:show="new" text:style-name="Internet_20_link" text:visited-style-name="Visited_20_Internet_20_Link"><text:span text:style-name="T2">https://github.com/fryntiz/Nzweb</text:span></text:a></text:p>
          </table:table-cell>
          <table:table-cell table:style-name="Tabla1.D2" office:value-type="string">
            <text:p text:style-name="P4">Web para el proyecto de animaciones NzWEB</text:p>
            <text:p text:style-name="P4"><text:a xlink:type="simple" xlink:href="http://www.nzweb.org/" text:style-name="Internet_20_link" text:visited-style-name="Visited_20_Internet_20_Link">www.nzweb.org</text:a></text:p>
          </table:table-cell>
        </table:table-row>
        <table:table-row>
          <table:table-cell table:style-name="Tabla1.A3" office:value-type="string">
            <text:p text:style-name="P4">Mini Aplicaciones WEB</text:p>
          </table:table-cell>
          <table:table-cell table:style-name="Tabla1.A3" office:value-type="string">
            <text:p text:style-name="P4">HTML</text:p>
            <text:p text:style-name="P4">CSS</text:p>
            <text:p text:style-name="P4">JS</text:p>
            <text:p text:style-name="P4">PHP</text:p>
          </table:table-cell>
          <table:table-cell table:style-name="Tabla1.A3" office:value-type="string">
            <text:p text:style-name="P6"><text:a xlink:type="simple" xlink:href="https://github.com/fryntiz/Mini-Aplicaciones-Web" office:name="https://github.com/fryntiz/Mini-Aplicaciones-Web" office:target-frame-name="_blank" xlink:show="new" text:style-name="Internet_20_link" text:visited-style-name="Visited_20_Internet_20_Link"><text:span text:style-name="T2">https://github.com/fryntiz/Mini-Aplicaciones-Web</text:span></text:a></text:p>
          </table:table-cell>
          <table:table-cell table:style-name="Tabla1.D3" office:value-type="string">
            <text:p text:style-name="P4">Repositorio con algunas aplicaciones pequeñas que pueden ser útiles incorporar en algún sitio WEB.</text:p>
          </table:table-cell>
        </table:table-row>
        <table:table-row>
          <table:table-cell table:style-name="Tabla1.A2" office:value-type="string">
            <text:p text:style-name="P5">Juegos WEB</text:p>
          </table:table-cell>
          <table:table-cell table:style-name="Tabla1.A2" office:value-type="string">
            <text:p text:style-name="P5">HTML</text:p>
            <text:p text:style-name="P5">CSS</text:p>
            <text:p text:style-name="P5">JS</text:p>
            <text:p text:style-name="P5">PHP</text:p>
          </table:table-cell>
          <table:table-cell table:style-name="Tabla1.A2" office:value-type="string">
            <text:p text:style-name="P7"><text:a xlink:type="simple" xlink:href="https://github.com/fryntiz/Juegos-Web" office:name="https://github.com/fryntiz/Juegos-Web" office:target-frame-name="_blank" xlink:show="new" text:style-name="Internet_20_link" text:visited-style-name="Visited_20_Internet_20_Link"><text:span text:style-name="T2">https://github.com/fryntiz/Juegos-Web</text:span></text:a></text:p>
          </table:table-cell>
          <table:table-cell table:style-name="Tabla1.D2" office:value-type="string">
            <text:p text:style-name="P5">Repositorio con juegos que pueden incorporarse sencillamente a un sitio web.</text:p>
          </table:table-cell>
        </table:table-row>
      </table:table>
      <text:p text:style-name="P9"/>
      <text:p text:style-name="P12">Ranking usuarios más activos en Cádiz:</text:p>
      <text:p text:style-name="P12"><text:a xlink:type="simple" xlink:href="https://github.com/JJ/top-github-users-data/blob/master/formatted/top-Cádiz.md" text:style-name="Internet_20_link" text:visited-style-name="Visited_20_Internet_20_Link">https://github.com/JJ/top-github-users-data/blob/master/formatted/top-C%C3%A1diz.md</text:a></text:p>
      <text:p text:style-name="P12"/>
      <text:p text:style-name="P12">Ranking usuarios más activos en Andalucía:</text:p>
      <text:p text:style-name="P12"><text:a xlink:type="simple" xlink:href="https://github.com/JJ/top-github-users-data/blob/master/formatted/top-Andalucía.md" office:name="https://github.com/JJ/top-github-users-data/blob/master/formatted/top-Andaluc%C3%ADa.md" text:style-name="Internet_20_link" text:visited-style-name="Visited_20_Internet_20_Link">https://github.com/JJ/top-github-users-data/blob/master/formatted/top-Andaluc%C3%ADa.md</text:a></text:p>
      <text:p text:style-name="P12"/>
      <text:p text:style-name="P12">Ranking usuarios más activos en España:</text:p>
      <text:p text:style-name="P12"><text:a xlink:type="simple" xlink:href="https://github.com/JJ/top-github-users-data/blob/master/formatted/top-alt-Spain.md" office:name="https://github.com/JJ/top-github-users-data/blob/master/formatted/top-alt-Spain.md" office:target-frame-name="_blank" xlink:show="new" text:style-name="Internet_20_link" text:visited-style-name="Visited_20_Internet_20_Link">https://github.com/JJ/top-github-users-data/blob/master/formatted/top-alt-Spain.md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yntiz </meta:initial-creator>
    <meta:creation-date>2016-09-08T15:35:42.006182869</meta:creation-date>
    <dc:date>2016-09-08T17:00:26.973516981</dc:date>
    <dc:creator>fryntiz </dc:creator>
    <meta:editing-duration>PT38M1S</meta:editing-duration>
    <meta:editing-cycles>9</meta:editing-cycles>
    <meta:generator>LibreOffice/4.3.3.2$Linux_X86_64 LibreOffice_project/430m0$Build-2</meta:generator>
    <meta:document-statistic meta:table-count="1" meta:image-count="0" meta:object-count="0" meta:page-count="1" meta:paragraph-count="87" meta:word-count="260" meta:character-count="2203" meta:non-whitespace-character-count="2030"/>
  </office:meta>
</office:document-meta>
</file>